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639fce"/>
    </style:style>
    <style:style style:name="P3" style:family="paragraph" style:parent-style-name="Heading_20_2">
      <style:text-properties officeooo:rsid="00639fce" officeooo:paragraph-rsid="00639fce"/>
    </style:style>
    <style:style style:name="P4" style:family="paragraph" style:parent-style-name="Text_20_body" style:list-style-name="L1">
      <style:text-properties fo:font-weight="normal" officeooo:rsid="0033c2b0" officeooo:paragraph-rsid="004d3706" style:font-weight-asian="normal" style:font-weight-complex="normal"/>
    </style:style>
    <style:style style:name="P5" style:family="paragraph" style:parent-style-name="Heading_20_2">
      <style:text-properties officeooo:rsid="001de5be" officeooo:paragraph-rsid="001de5be"/>
    </style:style>
    <style:style style:name="P6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253ea3"/>
    </style:style>
    <style:style style:name="T3" style:family="text">
      <style:text-properties fo:font-family="Arial" style:font-family-generic="swiss" style:font-pitch="variable" fo:font-size="12pt" fo:language="en" fo:country="US" officeooo:rsid="00253ea3" style:font-size-asian="12pt" style:font-family-complex="Arial" style:font-family-generic-complex="system" style:font-pitch-complex="variable" style:font-size-complex="12pt"/>
    </style:style>
    <style:style style:name="T4" style:family="text">
      <style:text-properties officeooo:rsid="0033c2b0"/>
    </style:style>
    <style:style style:name="T5" style:family="text">
      <style:text-properties officeooo:rsid="003d32a6"/>
    </style:style>
    <style:style style:name="T6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1</text:span></text:p>
      <text:h text:style-name="Heading_20_2" text:outline-level="2">AIM</text:h>
      <text:p text:style-name="P2"><text:span text:style-name="T2">To </text:span><text:span text:style-name="T3">understand LEX and YACC tools.</text:span></text:p>
      <text:h text:style-name="P3" text:outline-level="2">THEORY</text:h>
      <text:list text:style-name="L1">
        <text:list-header>
          <text:p text:style-name="P4"/>
        </text:list-header>
      </text:list>
      <text:h text:style-name="P5" text:outline-level="2" text:is-list-header="true">RESULT</text:h>
      <text:p text:style-name="P6">Successfully <text:span text:style-name="T4">s</text:span>imulate<text:span text:style-name="T4">d</text:span> <text:span text:style-name="T5">C-SCAN </text:span><text:span text:style-name="T6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36:47.835286387</dc:date>
    <meta:editing-duration>PT6H13M10S</meta:editing-duration>
    <meta:editing-cycles>34</meta:editing-cycles>
    <meta:generator>LibreOffice/25.2.6.2$Linux_X86_64 LibreOffice_project/520$Build-2</meta:generator>
    <meta:print-date>2025-09-17T19:36:38.737725419</meta:print-date>
    <meta:printed-by>PDF files</meta:printed-by>
    <meta:document-statistic meta:table-count="0" meta:image-count="0" meta:object-count="0" meta:page-count="1" meta:paragraph-count="7" meta:word-count="19" meta:character-count="134" meta:non-whitespace-character-count="122"/>
  </office:meta>
</office:document-meta>
</file>